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objectwithoutfill">
      <style:graphic-properties draw:stroke="dash" draw:stroke-dash="Long_20_Dash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0.86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7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B Nazanin" style:font-name-complex="B Nazanin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style:font-name="Times New Roman"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 fo:font-style="italic" style:font-style-asian="italic" style:font-style-complex="italic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Times New Roman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B Nazanin" fo:font-size="18pt" style:font-size-asian="18pt" style:font-name-complex="B Nazanin" style:font-size-complex="18pt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33% 58%"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96cm" svg:y1="6.479cm" svg:x2="12.065cm" svg:y2="2.921cm">
          <text:p/>
        </draw:line>
        <draw:frame draw:style-name="gr2" draw:text-style-name="P3" draw:layer="layout" svg:width="5.5cm" svg:height="0.886cm" draw:transform="rotate (0.670206432765822) translate (7.077cm 5.829cm)">
          <draw:text-box>
            <text:p text:style-name="P2"><text:span text:style-name="T1">سرعت باد</text:span></text:p>
          </draw:text-box>
        </draw:frame>
        <draw:line draw:style-name="gr1" draw:text-style-name="P1" draw:layer="layout" svg:x1="7.493cm" svg:y1="6.477cm" svg:x2="13.97cm" svg:y2="6.477cm">
          <text:p/>
        </draw:line>
        <draw:line draw:style-name="gr1" draw:text-style-name="P1" draw:layer="layout" svg:x1="7.493cm" svg:y1="6.477cm" svg:x2="7.493cm" svg:y2="0.635cm">
          <text:p/>
        </draw:line>
        <draw:line draw:style-name="gr1" draw:text-style-name="P1" draw:layer="layout" svg:x1="7.493cm" svg:y1="6.477cm" svg:x2="7.493cm" svg:y2="12.065cm">
          <text:p/>
        </draw:line>
        <draw:line draw:style-name="gr1" draw:text-style-name="P1" draw:layer="layout" svg:x1="7.493cm" svg:y1="6.477cm" svg:x2="1.27cm" svg:y2="6.477cm">
          <text:p/>
        </draw:line>
        <draw:frame draw:style-name="gr3" draw:text-style-name="P4" draw:layer="layout" svg:width="2.667cm" svg:height="1.778cm" svg:x="7.112cm" svg:y="-0.254cm">
          <draw:text-box>
            <text:p>y</text:p>
          </draw:text-box>
        </draw:frame>
        <draw:frame draw:style-name="gr4" draw:text-style-name="P4" draw:layer="layout" svg:width="0.965cm" svg:height="0.962cm" svg:x="13.894cm" svg:y="5.896cm">
          <draw:text-box>
            <text:p>x</text:p>
          </draw:text-box>
        </draw:frame>
        <draw:line draw:style-name="gr5" draw:text-style-name="P1" draw:layer="layout" svg:x1="12.065cm" svg:y1="2.921cm" svg:x2="12.065cm" svg:y2="6.477cm">
          <text:p/>
        </draw:line>
        <draw:line draw:style-name="gr5" draw:text-style-name="P1" draw:layer="layout" svg:x1="12.065cm" svg:y1="2.921cm" svg:x2="7.493cm" svg:y2="2.921cm">
          <text:p/>
        </draw:line>
        <draw:line draw:style-name="gr1" draw:text-style-name="P1" draw:layer="layout" svg:x1="7.493cm" svg:y1="6.477cm" svg:x2="12.065cm" svg:y2="6.477cm">
          <text:p/>
        </draw:line>
        <draw:line draw:style-name="gr1" draw:text-style-name="P1" draw:layer="layout" svg:x1="7.493cm" svg:y1="6.478cm" svg:x2="7.493cm" svg:y2="2.921cm">
          <text:p/>
        </draw:line>
        <draw:frame draw:style-name="gr6" draw:text-style-name="P6" draw:layer="layout" svg:width="1.905cm" svg:height="1.114cm" svg:x="6.35cm" svg:y="2.315cm">
          <draw:text-box>
            <text:p text:style-name="P5"><text:span text:style-name="T2">v</text:span><text:span text:style-name="T3">wy</text:span></text:p>
          </draw:text-box>
        </draw:frame>
        <draw:frame draw:style-name="gr7" draw:text-style-name="P8" draw:layer="layout" svg:width="1.651cm" svg:height="1.977cm" svg:x="11.557cm" svg:y="6.278cm">
          <draw:text-box>
            <text:p text:style-name="P7"><text:span text:style-name="T2">v</text:span><text:span text:style-name="T3">wx</text:span></text:p>
          </draw:text-box>
        </draw:frame>
        <draw:frame draw:style-name="gr8" draw:text-style-name="P6" draw:layer="layout" svg:width="2.032cm" svg:height="1.143cm" svg:x="11.811cm" svg:y="2.159cm">
          <draw:text-box>
            <text:p text:style-name="P7"><text:span text:style-name="T2">v</text:span><text:span text:style-name="T3">w</text:span></text:p>
          </draw:text-box>
        </draw:frame>
        <draw:path draw:style-name="gr9" draw:text-style-name="P1" draw:layer="layout" svg:width="0.262cm" svg:height="0.359cm" draw:transform="skewX (-0.771086463531095) rotate (-0.764105146523118) translate (8.3009531098524cm 5.85477789390139cm)" svg:viewBox="0 0 263 360" svg:d="M0 0c452 0 183 360 183 360">
          <text:p/>
        </draw:path>
        <draw:frame draw:style-name="gr10" draw:text-style-name="P9" draw:layer="layout" svg:width="2.032cm" svg:height="0.954cm" svg:x="8.382cm" svg:y="5.588cm">
          <draw:text-box>
            <text:p text:style-name="P5"><text:span text:style-name="T2">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Nazanin" svg:font-family="'B Nazanin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935cm" fo:page-height="13.0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4:03:53.683714114</meta:creation-date>
    <dc:date>2020-08-10T16:38:11.896496098</dc:date>
    <meta:editing-duration>PT1H19M21S</meta:editing-duration>
    <meta:editing-cycles>7</meta:editing-cycles>
    <meta:generator>LibreOffice/6.4.3.2$Linux_X86_64 LibreOffice_project/40$Build-2</meta:generator>
    <meta:document-statistic meta:object-count="17"/>
  </office:meta>
</office:document-meta>
</file>